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alibri" fo:font-size="11pt" fo:font-style="italic" officeooo:rsid="0002b1c4" officeooo:paragraph-rsid="0002b1c4" style:font-size-asian="11pt" style:font-style-asian="italic" style:font-size-complex="11pt" style:font-style-complex="italic"/>
    </style:style>
    <style:style style:name="P2" style:family="paragraph" style:parent-style-name="Standard" style:list-style-name="L1">
      <style:text-properties style:font-name="Calibri" fo:font-size="11pt" fo:font-style="italic" officeooo:rsid="0002b1c4" officeooo:paragraph-rsid="000b0572" style:font-size-asian="11pt" style:font-style-asian="italic" style:font-size-complex="11pt" style:font-style-complex="italic"/>
    </style:style>
    <style:style style:name="P3" style:family="paragraph" style:parent-style-name="Standard" style:list-style-name="L1">
      <style:text-properties style:font-name="Calibri" fo:font-size="11pt" fo:font-style="italic" officeooo:rsid="0003cbf8" officeooo:paragraph-rsid="0003cbf8" style:font-size-asian="11pt" style:font-style-asian="italic" style:font-size-complex="11pt" style:font-style-complex="italic"/>
    </style:style>
    <style:style style:name="P4" style:family="paragraph" style:parent-style-name="Standard" style:list-style-name="L1">
      <style:text-properties style:font-name="Calibri" fo:font-size="11pt" officeooo:rsid="0002b1c4" officeooo:paragraph-rsid="0002b1c4" style:font-size-asian="11pt" style:font-size-complex="11pt"/>
    </style:style>
    <style:style style:name="P5" style:family="paragraph" style:parent-style-name="Standard" style:list-style-name="L1">
      <style:text-properties style:font-name="Calibri" fo:font-size="11pt" officeooo:rsid="0002b1c4" officeooo:paragraph-rsid="00085b56" style:font-size-asian="11pt" style:font-size-complex="11pt"/>
    </style:style>
    <style:style style:name="P6" style:family="paragraph" style:parent-style-name="Standard" style:list-style-name="L1">
      <style:text-properties style:font-name="Calibri" fo:font-size="11pt" officeooo:rsid="0002b1c4" officeooo:paragraph-rsid="00093e18" style:font-size-asian="11pt" style:font-size-complex="11pt"/>
    </style:style>
    <style:style style:name="P7" style:family="paragraph" style:parent-style-name="Standard" style:list-style-name="L1">
      <style:text-properties style:font-name="Calibri" fo:font-size="11pt" officeooo:rsid="0002b1c4" officeooo:paragraph-rsid="000b0572" style:font-size-asian="11pt" style:font-size-complex="11pt"/>
    </style:style>
    <style:style style:name="P8" style:family="paragraph" style:parent-style-name="Standard">
      <style:text-properties style:font-name="Calibri" fo:font-size="11pt" officeooo:rsid="0002b1c4" officeooo:paragraph-rsid="000b0572" style:font-size-asian="11pt" style:font-size-complex="11pt"/>
    </style:style>
    <style:style style:name="P9" style:family="paragraph" style:parent-style-name="Standard" style:list-style-name="L1">
      <style:text-properties style:font-name="Calibri" fo:font-size="11pt" officeooo:rsid="0003cbf8" officeooo:paragraph-rsid="0003cbf8" style:font-size-asian="11pt" style:font-size-complex="11pt"/>
    </style:style>
    <style:style style:name="P10" style:family="paragraph" style:parent-style-name="Standard">
      <style:text-properties style:font-name="Calibri" fo:font-size="11pt" officeooo:rsid="0003cbf8" officeooo:paragraph-rsid="0003cbf8" style:font-size-asian="11pt" style:font-size-complex="11pt"/>
    </style:style>
    <style:style style:name="P11" style:family="paragraph" style:parent-style-name="Standard" style:list-style-name="L1">
      <style:text-properties style:font-name="Calibri" fo:font-size="11pt" officeooo:rsid="00040d2c" officeooo:paragraph-rsid="00040d2c" style:font-size-asian="11pt" style:font-size-complex="11pt"/>
    </style:style>
    <style:style style:name="P12" style:family="paragraph" style:parent-style-name="Standard">
      <style:text-properties style:font-name="Calibri" fo:font-size="11pt" officeooo:rsid="000b0572" officeooo:paragraph-rsid="000b0572" style:font-size-asian="11pt" style:font-size-complex="11pt"/>
    </style:style>
    <style:style style:name="P13" style:family="paragraph" style:parent-style-name="Standard" style:list-style-name="L1">
      <style:text-properties style:font-name="Calibri" fo:font-size="11pt" officeooo:rsid="000b0572" officeooo:paragraph-rsid="000b0572" style:font-size-asian="11pt" style:font-size-complex="11pt"/>
    </style:style>
    <style:style style:name="P14" style:family="paragraph" style:parent-style-name="Standard">
      <style:text-properties style:font-name="Calibri" fo:font-size="14pt" fo:font-style="italic" officeooo:rsid="000b0572" officeooo:paragraph-rsid="000b0572" style:font-size-asian="14pt" style:font-style-asian="italic" style:font-size-complex="14pt" style:font-style-complex="italic"/>
    </style:style>
    <style:style style:name="P15" style:family="paragraph" style:parent-style-name="Standard">
      <style:text-properties style:font-name="Calibri" fo:font-size="14pt" fo:font-style="normal" fo:font-weight="bold" officeooo:rsid="000b0572" officeooo:paragraph-rsid="000b057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text-properties fo:color="#ff6600" style:font-name="Calibri" fo:font-size="11pt" officeooo:rsid="0002b1c4" officeooo:paragraph-rsid="00085b56" style:font-size-asian="11pt" style:font-size-complex="11pt"/>
    </style:style>
    <style:style style:name="P17" style:family="paragraph" style:parent-style-name="Standard">
      <style:text-properties officeooo:rsid="0002b1c4" officeooo:paragraph-rsid="0002b1c4"/>
    </style:style>
    <style:style style:name="P18" style:family="paragraph" style:parent-style-name="Standard">
      <style:text-properties style:font-name="Calibri" fo:font-size="14pt" fo:font-weight="bold" officeooo:rsid="000b0572" officeooo:paragraph-rsid="000b0572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Calibri" fo:font-size="16pt" fo:font-weight="bold" officeooo:rsid="0002b1c4" officeooo:paragraph-rsid="0002b1c4" style:font-size-asian="16pt" style:font-weight-asian="bold" style:font-size-complex="16pt" style:font-weight-complex="bold"/>
    </style:style>
    <style:style style:name="T1" style:family="text">
      <style:text-properties officeooo:rsid="00085b56"/>
    </style:style>
    <style:style style:name="T2" style:family="text">
      <style:text-properties fo:color="#ff6600" officeooo:rsid="00085b56"/>
    </style:style>
    <style:style style:name="T3" style:family="text">
      <style:text-properties fo:color="#ff6600" officeooo:rsid="00093e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nforderungen – Zeitplanungssoftware</text:p>
      <text:p text:style-name="P17"/>
      <text:p text:style-name="P18">1. Gewünschte Funktionen:</text:p>
      <text:p text:style-name="P8"/>
      <text:list xml:id="list5291670299456822259" text:style-name="L1">
        <text:list-item>
          <text:list>
            <text:list-header>
              <text:p text:style-name="P4"/>
            </text:list-header>
          </text:list>
        </text:list-item>
        <text:list-item>
          <text:p text:style-name="P1">Zugriff auf die bestehende Personaldatenbank (Standort der Servicekräfte)</text:p>
          <text:list>
            <text:list-item>
              <text:p text:style-name="P4">Welche Datenbank? (SQL, NoSQL)</text:p>
              <text:list>
                <text:list-item>
                  <text:p text:style-name="P4">Datenbankschema</text:p>
                </text:list-item>
                <text:list-item>
                  <text:p text:style-name="P4">wie sind die Daten unterteilt</text:p>
                </text:list-item>
                <text:list-item>
                  <text:p text:style-name="P4">zentral oder verteilt?</text:p>
                </text:list-item>
                <text:list-item>
                  <text:p text:style-name="P4">Clustering</text:p>
                </text:list-item>
              </text:list>
            </text:list-item>
            <text:list-item>
              <text:p text:style-name="P4">Schnittstelle? (Gibt es Middleware?)</text:p>
            </text:list-item>
            <text:list-item>
              <text:p text:style-name="P4">Standort (Entfernung?)</text:p>
              <text:p text:style-name="P4"/>
            </text:list-item>
          </text:list>
        </text:list-item>
        <text:list-item>
          <text:p text:style-name="P1">Automatische Planung von Terminen regelmäßiger Wartungsintervalle für den nächstgelegenen Servicepartner</text:p>
          <text:list>
            <text:list-item>
              <text:p text:style-name="P4">Gibt es Randbedingungen für die Planung der Termine?</text:p>
              <text:list>
                <text:list-item>
                  <text:p text:style-name="P4">z. B. Niemals am Wochenende, begrenzt: zeitliches Intervall (Tag, Uhrzeit)</text:p>
                </text:list-item>
              </text:list>
            </text:list-item>
            <text:list-item>
              <text:p text:style-name="P4">Wer muss benachrichtigt werden?</text:p>
            </text:list-item>
            <text:list-item>
              <text:p text:style-name="P4">Wer und Wie viele Servicepartner (Last)</text:p>
            </text:list-item>
            <text:list-item>
              <text:p text:style-name="P4">Welche Berechtigung bzgl. der Einsicht/Bearbeitung der Termine</text:p>
            </text:list-item>
            <text:list-item>
              <text:p text:style-name="P4">Prioritäten (welcher Servicepartner, wann und wo, Preis)?</text:p>
            </text:list-item>
            <text:list-item>
              <text:p text:style-name="P4">Warten der Termine (Überprüfung der automatisch geplanten Termine)</text:p>
            </text:list-item>
            <text:list-item>
              <text:p text:style-name="P5">Welche Informationen (was muss gemacht werden, wo kommen Daten her?) bzgl. Terminen</text:p>
            </text:list-item>
            <text:list-item>
              <text:p text:style-name="P16"><text:span text:style-name="T1">Wie soll ein Termin konkret aussehen?</text:span></text:p>
            </text:list-item>
            <text:list-item>
              <text:p text:style-name="P5"><text:span text:style-name="T2">Gehören (außer von-bis) noch mehr Termine zu einem Wartungsintervall?</text:span></text:p>
            </text:list-item>
            <text:list-item>
              <text:p text:style-name="P5"><text:span text:style-name="T2">Was heißt „automatische Planung“ genau?</text:span></text:p>
              <text:list>
                <text:list-item>
                  <text:p text:style-name="P6"><text:span text:style-name="T2">z. B. „ab 1. April, alle 4 Wochen oder 3-mal täglich?</text:span></text:p>
                </text:list-item>
                <text:list-item>
                  <text:p text:style-name="P6"><text:span text:style-name="T3">Freie Servicekraft automatisch einteilen?</text:span><text:line-break/></text:p>
                </text:list-item>
              </text:list>
            </text:list-item>
          </text:list>
        </text:list-item>
        <text:list-item>
          <text:p text:style-name="P1">Erstellung von Wochenplänen mit Terminen für jede Servicekraft </text:p>
          <text:list>
            <text:list-item>
              <text:p text:style-name="P9">Wer sind Servicekräfte (intern, extern)</text:p>
            </text:list-item>
            <text:list-item>
              <text:p text:style-name="P9">Wer ist berechtigt Wochenpläne zu erstellen?</text:p>
            </text:list-item>
            <text:list-item>
              <text:p text:style-name="P9">Welche Randbedingungen hat ein Wochenplan?</text:p>
            </text:list-item>
            <text:list-item>
              <text:p text:style-name="P9">Wo/Wie werden Wochenpläne gespeichert?</text:p>
            </text:list-item>
            <text:list-item>
              <text:p text:style-name="P9">Wer hat später Zugriff?</text:p>
            </text:list-item>
            <text:list-item>
              <text:p text:style-name="P9">Wie werden Wochenpläne verteilt? (gedruckt, automatisch, z. B. E-Mail?)</text:p>
            </text:list-item>
            <text:list-item>
              <text:p text:style-name="P9">Was soll im Fehlerfall passieren? (z. B. Termin falsch eingetragen)</text:p>
              <text:list>
                <text:list-item>
                  <text:p text:style-name="P9">automatische Kurzprüfung, Autokorrektur?</text:p>
                </text:list-item>
                <text:list-item>
                  <text:p text:style-name="P9">Direktes Prüfen von Überschneidungen?</text:p>
                </text:list-item>
                <text:list-item>
                  <text:p text:style-name="P9">Wer/Wie wird im Fehlerfall benachrichtigt? (automatisches Benachrichtigungssystem?)</text:p>
                </text:list-item>
              </text:list>
            </text:list-item>
          </text:list>
        </text:list-item>
      </text:list>
      <text:p text:style-name="P10"/>
      <text:list xml:id="list165442581833354" text:continue-numbering="true" text:style-name="L1">
        <text:list-item>
          <text:p text:style-name="P3">Erstellung eines Notfalltermins für die nächstgelegene, freie Servicekraft bei Ausfall einer Kundenanlage.</text:p>
          <text:list>
            <text:list-item>
              <text:p text:style-name="P9">Welche Randbedingungen hat ein Notfalltermin?</text:p>
            </text:list-item>
            <text:list-item>
              <text:p text:style-name="P9">Wie wird Kunde informiert</text:p>
              <text:list>
                <text:list-item>
                  <text:p text:style-name="P9">Welche Verträge gibt es mit dem Kunden bzgl. Wartung?</text:p>
                </text:list-item>
                <text:list-item>
                  <text:p text:style-name="P11">Informationsfluss zwischen Kunde und Servicekraft (Auftrag oder Wartungsvertrag mit sofortiger Reparatur)</text:p>
                </text:list-item>
              </text:list>
            </text:list-item>
            <text:list-item>
              <text:p text:style-name="P9">Wie werden Servicepartner informiert? (E-Mail, automatischer Anruf)</text:p>
              <text:list>
                <text:list-item>
                  <text:p text:style-name="P9">oder haben Servicepartner Zugang zum System?</text:p>
                </text:list-item>
              </text:list>
            </text:list-item>
            <text:list-item>
              <text:p text:style-name="P9"><text:soft-page-break/>Wie kommt ein Notfall zustande und wie kriegt man die Information darüber?</text:p>
              <text:list>
                <text:list-item>
                  <text:p text:style-name="P9">E-Mail zum System → Popup für Mitarbeiter, SMS, Anruf</text:p>
                </text:list-item>
              </text:list>
            </text:list-item>
            <text:list-item>
              <text:p text:style-name="P9">Wer ist berechtigt einen Notfalltermin zu erstellen?</text:p>
            </text:list-item>
          </text:list>
        </text:list-item>
      </text:list>
      <text:p text:style-name="P10"/>
      <text:p text:style-name="P10"/>
      <text:p text:style-name="P12"/>
      <text:p text:style-name="P15">2. Präsentation – Punkte</text:p>
      <text:p text:style-name="P14"/>
      <text:list xml:id="list165444454647678" text:continue-numbering="true" text:style-name="L1">
        <text:list-item>
          <text:p text:style-name="P2">Ein Kontextdiagramm: Welche Schnittstellen zu Fremdsystemen wird es geben?</text:p>
          <text:list>
            <text:list-item>
              <text:p text:style-name="P7">Schnittstelle zu bestehendem CRM-Tool? (REST, SOAP, …)?</text:p>
            </text:list-item>
            <text:list-item>
              <text:p text:style-name="P7">…<text:line-break/><text:line-break/></text:p>
            </text:list-item>
          </text:list>
        </text:list-item>
        <text:list-item>
          <text:p text:style-name="P13">Welche Technologien würden sie einsetzen? Sprachen, Frameworks etc.?</text:p>
          <text:list>
            <text:list-item>
              <text:p text:style-name="P13">…<text:line-break/><text:line-break/></text:p>
            </text:list-item>
          </text:list>
        </text:list-item>
        <text:list-item>
          <text:p text:style-name="P13">Welche nichtfunktionalen Anforderungen kennen Sie noch nicht? (Anzahl User, Performance, Skalierbarkeit, Antwortzeiten, …)</text:p>
          <text:list>
            <text:list-item>
              <text:p text:style-name="P13">…<text:line-break/><text:line-break/></text:p>
            </text:list-item>
          </text:list>
        </text:list-item>
        <text:list-item>
          <text:p text:style-name="P13">Welche Fragen müssen Sie mit dem Kunden klären um einen ersten Architekturentwurf machen zu können?</text:p>
          <text:list>
            <text:list-item>
              <text:p text:style-name="P13">Siehe 1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9:45:00.559039619</meta:creation-date>
    <dc:date>2016-04-06T16:54:42.487783750</dc:date>
    <meta:editing-duration>PT1H26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2" meta:paragraph-count="57" meta:word-count="401" meta:character-count="2790" meta:non-whitespace-character-count="2488"/>
  </office:meta>
</office:document-meta>
</file>